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605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97cm" loext:decorative="false"/>
      <style:paragraph-properties style:writing-mode="lr-tb"/>
    </style:style>
    <style:style style:name="co1" style:family="table-column">
      <style:table-column-properties style:column-width="0.979cm" style:use-optimal-column-width="false"/>
    </style:style>
    <style:style style:name="ro1" style:family="table-row">
      <style:table-row-properties style:row-height="0.912cm" style:use-optimal-row-height="false"/>
    </style:style>
    <style:style style:name="P1" style:family="paragraph">
      <loext:graphic-properties draw:fill="none" draw:fill-color="#ffffff"/>
      <style:text-properties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10pt" fo:font-weight="bold" style:font-size-asian="10pt" style:font-size-complex="1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852cm" svg:height="4.559cm" svg:x="2.189cm" svg:y="11.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3.087cm" svg:height="2.855cm" svg:x="4.038cm" svg:y="15.416cm">
          <draw:text-box>
            <text:p><text:span text:style-name="T1">...</text:span></text:p>
          </draw:text-box>
        </draw:frame>
        <draw:frame draw:style-name="gr1" draw:layer="layout" svg:width="6.852cm" svg:height="4.559cm" svg:x="2.19cm" svg:y="18.3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3" draw:text-style-name="P3" draw:layer="layout" svg:x1="2.434cm" svg:y1="11.271cm" svg:x2="8.643cm" svg:y2="11.271cm">
          <text:p text:style-name="P2">7 models</text:p>
        </draw:line>
        <draw:line draw:style-name="gr4" draw:text-style-name="P3" draw:layer="layout" svg:x1="1.076cm" svg:y1="12.276cm" svg:x2="1.076cm" svg:y2="22.101cm">
          <text:p text:style-name="P4"><text:span text:style-name="T2">3751 samples</text:span></text:p>
        </draw:line>
        <draw:frame draw:style-name="gr5" draw:text-style-name="P1" draw:layer="layout" svg:width="3.952cm" svg:height="1.446cm" svg:x="3.491cm" svg:y="13.723cm">
          <draw:text-box>
            <text:p>predictions</text:p>
          </draw:text-box>
        </draw:frame>
        <draw:frame draw:style-name="gr6" draw:text-style-name="P6" draw:layer="layout" svg:width="7.285cm" svg:height="1.147cm" svg:x="1.646cm" svg:y="9.295cm">
          <draw:text-box>
            <text:p text:style-name="P5"><text:span text:style-name="T3">dataset_blend_train</text:span></text:p>
          </draw:text-box>
        </draw:frame>
        <draw:frame draw:style-name="gr1" draw:layer="layout" svg:width="6.852cm" svg:height="3.647cm" svg:x="12.324cm" svg:y="11.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1" draw:layer="layout" svg:width="3.087cm" svg:height="2.855cm" svg:x="14.173cm" svg:y="14.326cm">
          <draw:text-box>
            <text:p><text:span text:style-name="T1">...</text:span></text:p>
          </draw:text-box>
        </draw:frame>
        <draw:frame draw:style-name="gr1" draw:layer="layout" svg:width="6.852cm" svg:height="3.647cm" svg:x="12.325cm" svg:y="17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3" draw:text-style-name="P3" draw:layer="layout" svg:x1="12.569cm" svg:y1="11.281cm" svg:x2="18.778cm" svg:y2="11.281cm">
          <text:p text:style-name="P2">7 models</text:p>
        </draw:line>
        <draw:line draw:style-name="gr4" draw:text-style-name="P3" draw:layer="layout" svg:x1="11.211cm" svg:y1="12.286cm" svg:x2="11.211cm" svg:y2="22.111cm">
          <text:p text:style-name="P4"><text:span text:style-name="T2">2501 samples</text:span></text:p>
        </draw:line>
        <draw:frame draw:style-name="gr5" draw:text-style-name="P1" draw:layer="layout" svg:width="3.952cm" svg:height="1.446cm" svg:x="13.626cm" svg:y="13.733cm">
          <draw:text-box>
            <text:p>predictions</text:p>
          </draw:text-box>
        </draw:frame>
        <draw:frame draw:style-name="gr6" draw:text-style-name="P6" draw:layer="layout" svg:width="7.285cm" svg:height="1.147cm" svg:x="11.781cm" svg:y="9.305cm">
          <draw:text-box>
            <text:p text:style-name="P5"><text:span text:style-name="T3">dataset_blend_te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20:32:48.936623172</meta:creation-date>
    <dc:date>2025-05-23T20:54:40.460373557</dc:date>
    <meta:editing-duration>PT21M50S</meta:editing-duration>
    <meta:editing-cycles>6</meta:editing-cycles>
    <meta:generator>LibreOffice/25.2.3.2$Linux_X86_64 LibreOffice_project/520$Build-2</meta:generator>
    <meta:print-date>2025-05-23T20:50:46.699331578</meta:print-date>
    <meta:printed-by>PDF files</meta:printed-by>
    <meta:document-statistic meta:object-count="14"/>
  </office:meta>
</office:document-meta>
</file>